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28])" office:value-type="float" office:value="528.69" calcext:value-type="float">
            <text:p>528.69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1:.B36])" office:value-type="float" office:value="1124.9" calcext:value-type="float">
            <text:p>1124.9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8:.B4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8:.B48])" office:value-type="float" office:value="13.6" calcext:value-type="float">
            <text:p>13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49])" office:value-type="float" office:value="1943.52" calcext:value-type="float">
            <text:p>1943.52</text:p>
          </table:table-cell>
          <table:table-cell table:formula="of:=SUM([.C1:.C50])" office:value-type="float" office:value="1943.52" calcext:value-type="float">
            <text:p>1943.5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55:.B6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51];[.B62])" office:value-type="float" office:value="-5363.12" calcext:value-type="float">
            <text:p>-5363.12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64];[.B68];[.B72])" office:value-type="float" office:value="-4588.12" calcext:value-type="float">
            <text:p>-4588.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00-00-00</text:date>, <text:time style:data-style-name="N2" text:time-value="21:27:00.564594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7T21:51:01.288399821</dc:date>
    <meta:editing-duration>PT18H28M58S</meta:editing-duration>
    <meta:editing-cycles>99</meta:editing-cycles>
    <meta:generator>LibreOffice/5.1.6.2$Linux_X86_64 LibreOffice_project/10m0$Build-2</meta:generator>
    <meta:document-statistic meta:table-count="2" meta:cell-count="338" meta:object-count="0"/>
  </office:meta>
</office:document-meta>
</file>